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enlo" svg:font-family="Menlo, Monaco, Consolas,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81d2" officeooo:paragraph-rsid="000b81d2"/>
    </style:style>
    <style:style style:name="P2" style:family="paragraph" style:parent-style-name="Standard">
      <style:text-properties officeooo:rsid="000d5fb1" officeooo:paragraph-rsid="000d5fb1"/>
    </style:style>
    <style:style style:name="P3" style:family="paragraph" style:parent-style-name="Standard" style:list-style-name="L2">
      <style:text-properties officeooo:rsid="000e2aae" officeooo:paragraph-rsid="000e2aae"/>
    </style:style>
    <style:style style:name="P4" style:family="paragraph" style:parent-style-name="Standard" style:list-style-name="L2">
      <style:text-properties officeooo:rsid="000e2aae" officeooo:paragraph-rsid="000ff2a7"/>
    </style:style>
    <style:style style:name="P5" style:family="paragraph" style:parent-style-name="Standard">
      <style:text-properties officeooo:rsid="000e2aae" officeooo:paragraph-rsid="000e2aae"/>
    </style:style>
    <style:style style:name="P6" style:family="paragraph" style:parent-style-name="Standard" style:list-style-name="L2">
      <style:text-properties officeooo:rsid="000ff2a7" officeooo:paragraph-rsid="000ff2a7"/>
    </style:style>
    <style:style style:name="P7" style:family="paragraph" style:parent-style-name="Standard" style:list-style-name="L2"/>
    <style:style style:name="P8" style:family="paragraph" style:parent-style-name="Preformatted_20_Text" style:list-style-name="L3">
      <style:text-properties officeooo:rsid="000e2aae" officeooo:paragraph-rsid="00116545"/>
    </style:style>
    <style:style style:name="P9" style:family="paragraph" style:parent-style-name="Preformatted_20_Text">
      <style:text-properties officeooo:rsid="000e2aae" officeooo:paragraph-rsid="00116545"/>
    </style:style>
    <style:style style:name="P10" style:family="paragraph" style:parent-style-name="Preformatted_20_Text" style:list-style-name="L3">
      <style:text-properties fo:font-variant="normal" fo:text-transform="none" fo:color="#2e3b4e" style:font-name="Menlo" fo:font-size="7.80000019073486pt" fo:letter-spacing="normal" fo:font-style="normal" fo:font-weight="normal" officeooo:rsid="000e2aae" officeooo:paragraph-rsid="000e2aae"/>
    </style:style>
    <style:style style:name="P11" style:family="paragraph" style:parent-style-name="Preformatted_20_Text">
      <style:text-properties fo:font-variant="normal" fo:text-transform="none" fo:color="#2e3b4e" style:font-name="Menlo" fo:font-size="7.80000019073486pt" fo:letter-spacing="normal" fo:font-style="normal" fo:font-weight="normal" officeooo:rsid="000e2aae" officeooo:paragraph-rsid="00116545"/>
    </style:style>
    <style:style style:name="P12" style:family="paragraph" style:parent-style-name="Preformatted_20_Text">
      <style:text-properties officeooo:rsid="001306a3" officeooo:paragraph-rsid="001306a3"/>
    </style:style>
    <style:style style:name="P13" style:family="paragraph" style:parent-style-name="Heading_20_3">
      <style:text-properties fo:font-variant="normal" fo:text-transform="none" fo:color="#2e3b4e" style:font-name="Helvetica" fo:font-size="16.7999992370605pt" fo:letter-spacing="normal" fo:font-style="normal" fo:font-weight="normal" officeooo:rsid="000e2aae" officeooo:paragraph-rsid="000e2aae"/>
    </style:style>
    <style:style style:name="P14" style:family="paragraph" style:parent-style-name="Heading_20_4">
      <style:text-properties fo:font-variant="normal" fo:text-transform="none" fo:color="#2e3b4e" style:font-name="Helvetica" fo:font-size="10.8000001907349pt" fo:letter-spacing="normal" fo:font-style="normal" fo:font-weight="normal" officeooo:rsid="000e2aae" officeooo:paragraph-rsid="00116545"/>
    </style:style>
    <style:style style:name="T1" style:family="text">
      <style:text-properties officeooo:rsid="000ff2a7"/>
    </style:style>
    <style:style style:name="T2" style:family="text">
      <style:text-properties officeooo:rsid="00116545"/>
    </style:style>
    <style:style style:name="T3" style:family="text">
      <style:text-properties fo:font-variant="normal" fo:text-transform="none" fo:color="#2e3b4e" style:font-name="Menlo" fo:font-size="7.80000019073486pt" fo:letter-spacing="normal" fo:font-style="normal" fo:font-weight="normal"/>
    </style:style>
    <style:style style:name="T4" style:family="text">
      <style:text-properties fo:font-variant="normal" fo:text-transform="none" fo:color="#2e3b4e" style:font-name="Menlo" fo:font-size="7.80000019073486pt" fo:letter-spacing="normal" fo:font-style="normal" fo:font-weight="normal" officeooo:rsid="001165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dmine</text:p>
      <text:p text:style-name="P1"/>
      <text:p text:style-name="P2">Ref.<text:tab/><text:a xlink:type="simple" xlink:href="https://www.redmineup.com/pages/help/installation/installing-redmine-on-ubuntu-16-04" text:style-name="Internet_20_link" text:visited-style-name="Visited_20_Internet_20_Link">https://www.redmineup.com/pages/help/installation/installing-redmine-on-ubuntu-16-04</text:a></text:p>
      <text:p text:style-name="P2"/>
      <text:h text:style-name="Heading_20_1" text:outline-level="1">Installation</text:h>
      <text:h text:style-name="Heading_20_2" text:outline-level="2">Steps</text:h>
      <text:h text:style-name="P13" text:outline-level="3">Installing rvm (ruby version manager)</text:h>
      <text:p text:style-name="P5"/>
      <text:list xml:id="list3833925116176660592" text:style-name="L2">
        <text:list-item>
          <text:p text:style-name="P7">sudo su</text:p>
        </text:list-item>
        <text:list-item>
          <text:p text:style-name="P7">apt-get install mysql-server libmysqlclient-dev git-core subversion imagemagick libmagickwand-dev libcurl4-openssl-dev</text:p>
        </text:list-item>
        <text:list-item>
          <text:p text:style-name="P4"><text:span text:style-name="T1">If below steps fail (3.2 failed so did 3.3 before 3.4/3.2)</text:span></text:p>
          <text:list>
            <text:list-item>
              <text:p text:style-name="P4">gpg --keyserver hkp://keys.gnupg.net --recv-keys D39DC0E3</text:p>
            </text:list-item>
            <text:list-item>
              <text:p text:style-name="P3">curl -L https://get.rvm.io | bash -s stable –ruby=2.0.0</text:p>
            </text:list-item>
          </text:list>
          <text:p text:style-name="P6">do </text:p>
          <text:list text:continue-numbering="true">
            <text:list-item>
              <text:p text:style-name="P3">gpg2 --recv-keys 409B6B1796C275462A1703113804BB82D39DC0E3</text:p>
            </text:list-item>
            <text:list-item>
              <text:p text:style-name="P3">curl -L https://get.rvm.io | bash -s stable –ruby=2.0.0</text:p>
            </text:list-item>
          </text:list>
        </text:list-item>
      </text:list>
      <text:h text:style-name="P13" text:outline-level="3">Installing Phusion Passenger and Nginx</text:h>
      <text:list xml:id="list2953965547464088190" text:style-name="L3">
        <text:list-item>
          <text:p text:style-name="P10">gem install passenger --no-ri --no-rdoc</text:p>
        </text:list-item>
        <text:list-item>
          <text:p text:style-name="P8"><text:span text:style-name="T3">passenger-install-nginx-module</text:span></text:p>
        </text:list-item>
        <text:list-item>
          <text:p text:style-name="P8"><text:span text:style-name="T4">(If instructed by above step output then install depndency) </text:span></text:p>
          <text:p text:style-name="P8"><text:span text:style-name="T2">apt-get install ruby-dev</text:span></text:p>
        </text:list-item>
      </text:list>
      <text:p text:style-name="P9"/>
      <text:h text:style-name="P14" text:outline-level="4">Configuring nginx</text:h>
      <text:p text:style-name="P11">git clone git://github.com/jnstq/rails-nginx-passenger-ubuntu.git</text:p>
      <text:p text:style-name="P11">mv rails-nginx-passenger-ubuntu/nginx/nginx /etc/init.d/nginx</text:p>
      <text:p text:style-name="P11">chown root:root /etc/init.d/nginx</text:p>
      <text:p text:style-name="P11">update-rc.d nginx defaults</text:p>
      <text:p text:style-name="P9"/>
      <text:p text:style-name="P9"/>
      <text:p text:style-name="P9"/>
      <text:p text:style-name="P12">bundle install gives following error =&gt;&gt;&gt;&gt;&gt;</text:p>
      <text:p text:style-name="P12">shrini@server:/var/data/redmine$ bundle install</text:p>
      <text:p text:style-name="P12">The dependency tzinfo-data (&gt;= 0) will be unused by any of the platforms Bundler is installing for. Bundler is installing for ruby but the dependency is only for x86-mingw32, x64-mingw32, x86-mswin32, java. To add those platforms to the bundle, run `bundle lock --add-platform x86-mingw32 x64-mingw32 x86-mswin32 java`.</text:p>
      <text:p text:style-name="P12">The dependency activerecord-jdbc-adapter (~&gt; 1.3.2) will be unused by any of the platforms Bundler is installing for. Bundler is installing for ruby but the dependency is only for java. To add those platforms to the bundle, run `bundle lock --add-platform java`.</text:p>
      <text:p text:style-name="P12">The dependency activerecord-jdbcmysql-adapter (&gt;= 0) will be unused by any of the platforms Bundler is installing for. Bundler is installing for ruby but the dependency is only for java. To add those platforms to the bundle, run `bundle lock --add-platform java`.</text:p>
      <text:p text:style-name="P12">Fetching gem metadata from https://rubygems.org/............</text:p>
      <text:p text:style-name="P12">Fetching version metadata from https://rubygems.org/...</text:p>
      <text:p text:style-name="P12">Fetching dependency metadata from https://rubygems.org/..</text:p>
      <text:p text:style-name="P12"><text:soft-page-break/>Resolving dependencies...</text:p>
      <text:p text:style-name="P12">Fetching rake 12.1.0</text:p>
      <text:p text:style-name="P12"/>
      <text:p text:style-name="P12"/>
      <text:p text:style-name="P12">Your user account isn't allowed to install to the system RubyGems.</text:p>
      <text:p text:style-name="P12"><text:s text:c="2"/>You can cancel this installation and run:</text:p>
      <text:p text:style-name="P12"/>
      <text:p text:style-name="P12"><text:s text:c="6"/>bundle install --path vendor/bundle</text:p>
      <text:p text:style-name="P12"/>
      <text:p text:style-name="P12"><text:s text:c="2"/>to install the gems into ./vendor/bundle/, or you can enter your password</text:p>
      <text:p text:style-name="P12"><text:s text:c="2"/>and install the bundled gems to RubyGems using sudo.</text:p>
      <text:p text:style-name="P12"/>
      <text:p text:style-name="P12"><text:s text:c="2"/>Password: </text:p>
      <text:p text:style-name="P12"/>
      <text:p text:style-name="P12"/>
      <text:p text:style-name="P12">Your user account isn't allowed to install to the system RubyGems.</text:p>
      <text:p text:style-name="P12"><text:s text:c="2"/>You can cancel this installation and run:</text:p>
      <text:p text:style-name="P12"/>
      <text:p text:style-name="P12"><text:s text:c="6"/>bundle install --path vendor/bundle</text:p>
      <text:p text:style-name="P12"/>
      <text:p text:style-name="P12"><text:s text:c="2"/>to install the gems into ./vendor/bundle/, or you can enter your password</text:p>
      <text:p text:style-name="P12"><text:s text:c="2"/>and install the bundled gems to RubyGems using sudo.</text:p>
      <text:p text:style-name="P12"/>
      <text:p text:style-name="P12"><text:s text:c="2"/>Password: </text:p>
      <text:p text:style-name="P12">=================&lt;&lt;&lt;&lt;&lt;&lt;&lt;&lt;&lt;&lt;&lt;&lt;&lt;&lt;&lt;&lt;&lt;&lt;&lt;&lt;&lt;&lt;&lt;&lt;&lt;&lt;&lt;&lt;&lt;&lt;&lt;&lt;&lt;&lt;&lt;&lt;&lt;&lt;&lt;&lt;&lt;&lt;</text:p>
      <text:p text:style-name="P12">then run rither as sudo or as given below -</text:p>
      <text:p text:style-name="P12"><text:s/>bundle install --path vendor/bundle <text:s text:c="2"/>(</text:p>
      <text:h text:style-name="Heading_20_2" text:outline-level="2">Usage</text:h>
      <text:p text:style-name="P1"/>
      <text:p text:style-name="P1"/>
      <text:p text:style-name="P2">Mysql “root” user passwd =<text:tab/>roo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enlo" svg:font-family="Menlo, Monaco, Consolas,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0:40:08.609754910</meta:creation-date>
    <dc:date>2017-10-17T12:39:14.704271999</dc:date>
    <meta:editing-duration>PT1H28M26S</meta:editing-duration>
    <meta:editing-cycles>6</meta:editing-cycles>
    <meta:generator>LibreOffice/5.1.6.2$Linux_X86_64 LibreOffice_project/10m0$Build-2</meta:generator>
    <meta:document-statistic meta:table-count="0" meta:image-count="0" meta:object-count="0" meta:page-count="2" meta:paragraph-count="50" meta:word-count="384" meta:character-count="2892" meta:non-whitespace-character-count="2544"/>
  </office:meta>
</office:document-meta>
</file>